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ORT QUESTIONS: </text:p>
      <text:p text:style-name="Standard">1)Calculate the molecular mass (a.m.u) of the following?</text:p>
      <text:p text:style-name="Standard"><text:s text:c="13"/>C2H5OH, H2O, NH3, </text:p>
      <text:p text:style-name="Standard">(2) How many moles are required to prepare 40 gm of H2SO4?</text:p>
      <text:p text:style-name="Standard">(3) Calculate the number of moles and number of molecules present in the 16 g of H2CO3.</text:p>
      <text:p text:style-name="Standard">(4) If you have a 0.5 M solution of sulfuric acid (H2SO4), what volume of this solution should you use to prepare 250 mL of a 0.1 M solution of the acid?</text:p>
      <text:p text:style-name="Standard">(5)A sample of gas occupies 5 L at a pressure of 2 atm. What volume will the gas occupy at a pressure of 1 atm if the temperature remains constant?</text:p>
      <text:p text:style-name="Standard">(6)How many neutrons are there in an atom of uranium-235, which has an atomic number of 92?</text:p>
      <text:p text:style-name="Standard">(7) Balance the following equations by inspection method:</text:p>
      <text:p text:style-name="Standard"><text:s text:c="6"/>C3H8 + O2 → CO2 + H2O</text:p>
      <text:p text:style-name="Standard"><text:s text:c="6"/>Al + O2 → Al2O3</text:p>
      <text:p text:style-name="Standard"><text:s text:c="6"/>Zn + HCl → ZnCl2 + H2</text:p>
      <text:p text:style-name="Standard">(8) Name the any 6 branches of chemistry and discuss only 2 branches?</text:p>
      <text:p text:style-name="Standard">(9) What are Limitations of Bohr's Atomic Model <text:s/></text:p>
      <text:p text:style-name="Standard">(10) Draw electron dot and <text:s/>cross structures for the following atoms.</text:p>
      <text:p text:style-name="Standard"><text:s text:c="9"/>(a)H2O <text:s text:c="7"/>(b) N2 <text:s text:c="8"/>(c) CH4</text:p>
      <text:p text:style-name="Standard">(11) What is the differentiate between lone pair and bond pair?</text:p>
      <text:p text:style-name="Standard"><text:s text:c="34"/>OR</text:p>
      <text:p text:style-name="Standard"><text:s text:c="9"/>Differentiate between amorphous and Crystalline Solids?</text:p>
      <text:p text:style-name="Standard">(12) <text:s text:c="2"/>Why the solubility of a salt increases with the increase in temperature?</text:p>
      <text:p text:style-name="Standard"><text:s text:c="45"/>OR</text:p>
      <text:p text:style-name="Standard"><text:s text:c="11"/>Explain electronegative character of non-metals.</text:p>
      <text:p text:style-name="Standard"/>
      <text:p text:style-name="Standard"/>
      <text:p text:style-name="Standard">DETAILED QUESTIONS:</text:p>
      <text:p text:style-name="Standard">Discuss Rutherford' gold metal foil experiment in the light of structure of atom.</text:p>
      <text:p text:style-name="Standard">Discuss in detail the long form of periodic table. (only group)</text:p>
      <text:p text:style-name="Standard">Define ionic bond. Discuss the formation of sodium chloride (NaCl).</text:p>
      <text:p text:style-name="Standard">Define and explain the Charles' law OR <text:s/>Boyl's law <text:s/>of gases?</text:p>
      <text:p text:style-name="Standard">State and explain Faraday first and second law of electrolysis.</text:p>
      <text:p text:style-name="Standard">Describe the dry cell with digr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22:38:25.590310213</meta:creation-date>
    <dc:date>2023-03-20T22:38:54.074816811</dc:date>
    <meta:editing-duration>PT2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85" meta:character-count="1739" meta:non-whitespace-character-count="1320"/>
  </office:meta>
</office:document-meta>
</file>